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3.11cm" svg:height="0.962cm" svg:x="3.148cm" svg:y="2.086cm">
          <draw:text-box>
            <text:p text:style-name="P1">reactants</text:p>
          </draw:text-box>
        </draw:frame>
        <draw:frame draw:style-name="gr1" draw:layer="layout" svg:width="3.11cm" svg:height="0.962cm" svg:x="3.148cm" svg:y="6.686cm">
          <draw:text-box>
            <text:p text:style-name="P1">reactants</text:p>
          </draw:text-box>
        </draw:frame>
        <draw:frame draw:style-name="gr1" draw:layer="layout" svg:width="2.936cm" svg:height="0.962cm" svg:x="10.748cm" svg:y="6.686cm">
          <draw:text-box>
            <text:p text:style-name="P1">products</text:p>
          </draw:text-box>
        </draw:frame>
        <draw:frame draw:style-name="gr1" draw:layer="layout" svg:width="2.936cm" svg:height="0.962cm" svg:x="10.748cm" svg:y="2.086cm">
          <draw:text-box>
            <text:p text:style-name="P1">products</text:p>
          </draw:text-box>
        </draw:frame>
        <draw:line draw:style-name="gr2" draw:text-style-name="P2" draw:layer="layout" svg:x1="7.027cm" svg:y1="7.168cm" svg:x2="10.456cm" svg:y2="7.182cm">
          <text:p text:style-name="P1"/>
        </draw:line>
        <draw:line draw:style-name="gr2" draw:text-style-name="P2" draw:layer="layout" svg:x1="7.028cm" svg:y1="2.61cm" svg:x2="10.457cm" svg:y2="2.624cm">
          <text:p text:style-name="P1"/>
        </draw:line>
        <draw:line draw:style-name="gr2" draw:text-style-name="P2" draw:layer="layout" svg:x1="6.785cm" svg:y1="3.51cm" svg:x2="6.787cm" svg:y2="5.983cm">
          <text:p text:style-name="P1"/>
        </draw:line>
        <draw:line draw:style-name="gr2" draw:text-style-name="P2" draw:layer="layout" svg:x1="10.727cm" svg:y1="5.983cm" svg:x2="10.729cm" svg:y2="3.51cm">
          <text:p text:style-name="P1"/>
        </draw:line>
        <draw:frame draw:style-name="gr3" draw:layer="layout" svg:width="2.516cm" svg:height="1.198cm" svg:x="3.785cm" svg:y="4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.808cm" svg:height="1.198cm" svg:x="11.261cm" svg:y="4.15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.636cm" svg:height="0.588cm" svg:x="7.823cm" svg:y="6.39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209cm" svg:height="0.588cm" svg:x="7.823cm" svg:y="1.791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5-06T14:43:47</meta:creation-date>
    <dc:creator>Jussi Eloranta</dc:creator>
    <dc:date>2008-05-06T14:52:13</dc:date>
    <meta:editing-cycles>9</meta:editing-cycles>
    <meta:editing-duration>PT8M28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i>T</math:mi>
          <math:mn>298K</math:mn>
        </math:munderover>
        <math:msub>
          <math:mi>C</math:mi>
          <math:mrow>
            <math:mi>P</math:mi>
            <math:mi>,</math:mi>
            <math:mi math:fontstyle="italic">react</math:mi>
          </math:mrow>
        </math:msub>
      </math:mrow>
      <math:mi math:fontstyle="italic">dT</math:mi>
    </math:mrow>
    <math:annotation math:encoding="StarMath 5.0">int from T to 298K C sub {P,react} dT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n>298K</math:mn>
          <math:mi>T</math:mi>
        </math:munderover>
        <math:msub>
          <math:mi>C</math:mi>
          <math:mrow>
            <math:mi>P</math:mi>
            <math:mi>,</math:mi>
            <math:mi math:fontstyle="italic">product</math:mi>
          </math:mrow>
        </math:msub>
      </math:mrow>
      <math:mi math:fontstyle="italic">dT</math:mi>
    </math:mrow>
    <math:annotation math:encoding="StarMath 5.0">int from 298K to T C sub {P,product} dT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i>r</math:mi>
      </math:msub>
      <math:msubsup>
        <math:mi>H</math:mi>
        <math:mn>298K</math:mn>
        <math:mi>o</math:mi>
      </math:msubsup>
    </math:mrow>
    <math:annotation math:encoding="StarMath 5.0">%DELTA sub r H sub 298K sup o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Δ</math:mo>
        <math:mi>r</math:mi>
      </math:msub>
      <math:msubsup>
        <math:mi>H</math:mi>
        <math:mi>T</math:mi>
        <math:mi>o</math:mi>
      </math:msubsup>
    </math:mrow>
    <math:annotation math:encoding="StarMath 5.0">%DELTA sub r H sub T sup o</math:annotation>
  </math:semantics>
</math:math>
</file>